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4-05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3-03-30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1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1-03-2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1-02-2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1-01-20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0-12-1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0-11-16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0-10-16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0-09-16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0-08-19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6924" calcext:value-type="float">
            <text:p>35.58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3812" calcext:value-type="float">
            <text:p>35.83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7652" calcext:value-type="float">
            <text:p>36.07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2812" calcext:value-type="float">
            <text:p>35.45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2784" calcext:value-type="float">
            <text:p>35.4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434" calcext:value-type="float">
            <text:p>34.72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4716" calcext:value-type="float">
            <text:p>34.68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0536" calcext:value-type="float">
            <text:p>34.2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5844" calcext:value-type="float">
            <text:p>34.56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9836" calcext:value-type="float">
            <text:p>33.73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5244" calcext:value-type="float">
            <text:p>33.57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3132" calcext:value-type="float">
            <text:p>34.203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9276" calcext:value-type="float">
            <text:p>33.06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7888" calcext:value-type="float">
            <text:p>32.3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2412" calcext:value-type="float">
            <text:p>32.25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9052" calcext:value-type="float">
            <text:p>32.03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9428" calcext:value-type="float">
            <text:p>31.99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501010042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31" meta:object-count="0"/>
    <meta:user-defined meta:name="AppVersion">3.0</meta:user-defined>
  </office:meta>
</office:document-meta>
</file>